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30pt" fo:font-style="normal" style:text-underline-style="none" fo:font-weight="bold" style:text-blinking="false" fo:background-color="transparent" loext:char-shading-value="0"/>
    </style:style>
    <style:style style:name="T4" style:family="text">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ff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ff"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a64d79"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001246a7-7fff-ea3b-51e6-97ea30966898"/><text:span text:style-name="T1">You left your house,early in the morning,you suddenly remember you forgot to take your id..</text:span><text:span text:style-name="T4">(do you want to turn around and get it back? Yes,you turn around and get it back--No you just continue walking)<text:line-break/></text:span><text:span text:style-name="T7">If Yes: you went and took your id.<text:line-break/>If No: you continued walking.</text:span><text:span text:style-name="T4"><text:line-break/></text:span><text:span text:style-name="T1"><text:line-break/>Walking on the streets with music in your ears,you notice a person standing next to his car,it’s obvious that they need help..you hesitate helping them,thinking that you have to be at Codi before 8:45,so that Gaby won’t reduce some of your keys,but you decide to help them cause you are a nice person :)<text:line-break/><text:line-break/>When you approached them they immediately point their gun towards you and says “Get in the car you piece of shit!” </text:span><text:span text:style-name="T4">(what will you do??? Do you?<text:line-break/>1-</text:span><text:span text:style-name="T5">Fight</text:span><text:span text:style-name="T6"> </text:span><text:span text:style-name="T4">=&gt; it’s impossible to fight cause there is a gun pointed at you =&gt; what will you do?<text:line-break/>2-</text:span><text:span text:style-name="T5">Cry </text:span><text:span text:style-name="T4">=&gt; touch the killer feelings =&gt;understand what they want from you </text:span><text:span text:style-name="T8">(wants your identity =&gt; if you have it from previous question,you'll give it to him and you are free to go,arrive to Codi at the right time,tell the story and no one believes you,and Gaby give you minus keys anyway--if you don’t have it,get killed =&gt; </text:span><text:span text:style-name="T2">GAME OVER</text:span><text:span text:style-name="T8">) </text:span><text:span text:style-name="T4"><text:line-break/>3-</text:span><text:span text:style-name="T5">Scream</text:span><text:span text:style-name="T6"> </text:span><text:span text:style-name="T4">=&gt; you start screaming for help,a police officer hears you,they come to help =&gt; Free to go! <text:line-break/>4-</text:span><text:span text:style-name="T5">Try to escape</text:span><text:span text:style-name="T6"> </text:span><text:span text:style-name="T4">=&gt; you try to run from the killer,the killer shoots you,you're dead..and lost all the keys because you did not show up at Codi eventually!! </text:span><text:span text:style-name="T2">GAME OVER.<text:line-break/></text:span><text:span text:style-name="T4">5-</text:span><text:span text:style-name="T5">Pretend to faint </text:span><text:span text:style-name="T4">=&gt; you pretend to faint,the killer get confused,</text:span><text:span text:style-name="T8"> <text:line-break/>Wait =&gt; the killer approaches you tries to slap your face to make sure you are really fainted,you hold his hand, bite it,you wake up from your nightmare,find out you were just dreaming,look at the clock and see you’re so late to Codi,so Gaby gives you minus keys!!<text:line-break/><text:line-break/><text:line-break/><text:line-break/></text:span><text:span text:style-name="T3">--EN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2:07:13.948643657</meta:creation-date>
    <dc:date>2020-01-10T12:08:52.168707602</dc:date>
    <meta:editing-duration>PT1M39S</meta:editing-duration>
    <meta:editing-cycles>1</meta:editing-cycles>
    <meta:document-statistic meta:table-count="0" meta:image-count="0" meta:object-count="0" meta:page-count="1" meta:paragraph-count="1" meta:word-count="319" meta:character-count="1759" meta:non-whitespace-character-count="1436"/>
    <meta:generator>LibreOffice/6.1.6.3$Linux_X86_64 LibreOffice_project/10$Build-3</meta:generator>
  </office:meta>
</office:document-meta>
</file>